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3a4" officeooo:paragraph-rsid="0000e3a4"/>
    </style:style>
    <style:style style:name="P2" style:family="paragraph" style:parent-style-name="Standard">
      <style:text-properties officeooo:rsid="0001e3cf" officeooo:paragraph-rsid="0001e3cf"/>
    </style:style>
    <style:style style:name="T1" style:family="text">
      <style:text-properties officeooo:rsid="0001e3cf"/>
    </style:style>
    <style:style style:name="T2" style:family="text">
      <style:text-properties officeooo:rsid="000321c3"/>
    </style:style>
    <style:style style:name="T3" style:family="text">
      <style:text-properties officeooo:rsid="0003a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9"/><text:span text:style-name="T2">Puppet trainingday2</text:span></text:p>
      <text:p text:style-name="P1">Any module;</text:p>
      <text:p text:style-name="P1">/lib/facter/jiocloud_role.erb</text:p>
      <text:p text:style-name="P1">for custom facts</text:p>
      <text:p text:style-name="P1"/>
      <text:p text:style-name="P1">patch: use interface and ipaddress</text:p>
      <text:p text:style-name="P1"/>
      <text:p text:style-name="P1">lib/puppet/parser</text:p>
      <text:p text:style-name="P1"/>
      <text:p text:style-name="P1">stdlib -modules</text:p>
      <text:p text:style-name="P1"/>
      <text:p text:style-name="P1"/>
      <text:p text:style-name="P1">/<text:span text:style-name="T1">etc/puppet/modules/ssh_keypair</text:span></text:p>
      <text:p text:style-name="P2">ssh_keypair{'foo':</text:p>
      <text:p text:style-name="P2"><text:s/>ensure =&gt; present</text:p>
      <text:p text:style-name="P2">}</text:p>
      <text:p text:style-name="P2"/>
      <text:p text:style-name="P2">Type:implemetation of interface</text:p>
      <text:p text:style-name="P2"/>
      <text:p text:style-name="P2">Providers: </text:p>
      <text:p text:style-name="P2"/>
      <text:p text:style-name="P1">puppet provider <text:span text:style-name="T1">and types</text:span>:</text:p>
      <text:p text:style-name="P2">lib/puppet/type/ssh_keypair.rb</text:p>
      <text:p text:style-name="P1">Puppet::type.newtype(:ssh_keypair) do</text:p>
      <text:p text:style-name="P1"/>
      <text:p text:style-name="P1"><text:s/>newparam(:name, :namevar =&gt; true) do</text:p>
      <text:p text:style-name="P1"><text:s text:c="11"/></text:p>
      <text:p text:style-name="P1">end</text:p>
      <text:p text:style-name="P1"/>
      <text:p text:style-name="P1">ensurable (nee<text:span text:style-name="T1">d </text:span>to have methods called</text:p>
      <text:p text:style-name="P1">end</text:p>
      <text:p text:style-name="P1"/>
      <text:p text:style-name="P2">lib/puppet/provider/ssh_keypair/default.rb</text:p>
      <text:p text:style-name="P2"/>
      <text:p text:style-name="P2">Puppet:::Type.type(:ssh_keypair).provide(</text:p>
      <text:p text:style-name="P2">:default,</text:p>
      <text:p text:style-name="P2">)do</text:p>
      <text:p text:style-name="P2"/>
      <text:p text:style-name="P2">def create</text:p>
      <text:p text:style-name="P2"><text:s/>end</text:p>
      <text:p text:style-name="P2">#def destroy</text:p>
      <text:p text:style-name="P2">def exists?</text:p>
      <text:p text:style-name="P2"><text:s text:c="2"/>File.exists?(resource[:name])</text:p>
      <text:p text:style-name="P2">#Return false</text:p>
      <text:p text:style-name="P2"><text:s/><text:span text:style-name="T3">getters and setters</text:span></text:p>
      <text:p text:style-name="P2">end</text:p>
      <text:p text:style-name="P2"/>
      <text:p text:style-name="P2"/>
      <text:p text:style-name="P2"/>
      <text:p text:style-name="P2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06:11:57.640480983</meta:creation-date>
    <dc:date>2015-07-01T07:51:38.446943039</dc:date>
    <meta:editing-duration>PT9M8S</meta:editing-duration>
    <meta:editing-cycles>1</meta:editing-cycles>
    <meta:document-statistic meta:table-count="0" meta:image-count="0" meta:object-count="0" meta:page-count="1" meta:paragraph-count="34" meta:word-count="65" meta:character-count="647" meta:non-whitespace-character-count="588"/>
    <meta:generator>LibreOffice/4.2.7.2$Linux_x86 LibreOffice_project/420m0$Build-2</meta:generator>
  </office:meta>
</office:document-meta>
</file>